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81f9" officeooo:paragraph-rsid="001e81f9"/>
    </style:style>
    <style:style style:name="P2" style:family="paragraph" style:parent-style-name="Text_20_body">
      <style:text-properties officeooo:rsid="001f6ee0" officeooo:paragraph-rsid="001f6ee0"/>
    </style:style>
    <style:style style:name="P3" style:family="paragraph" style:parent-style-name="Heading_20_1">
      <style:text-properties officeooo:paragraph-rsid="001f6ee0"/>
    </style:style>
    <style:style style:name="P4" style:family="paragraph" style:parent-style-name="Heading_20_1">
      <style:text-properties officeooo:rsid="002239a6" officeooo:paragraph-rsid="002239a6"/>
    </style:style>
    <style:style style:name="P5" style:family="paragraph" style:parent-style-name="Text_20_body">
      <style:text-properties officeooo:rsid="001f6ee0" officeooo:paragraph-rsid="001f6ee0"/>
    </style:style>
    <style:style style:name="P6" style:family="paragraph" style:parent-style-name="Text_20_body">
      <style:text-properties officeooo:paragraph-rsid="002239a6"/>
    </style:style>
    <style:style style:name="T1" style:family="text">
      <style:text-properties officeooo:rsid="001f6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 de Datos</text:h>
      <text:p text:style-name="P1">Nombre: shop-sierra-grande</text:p>
      <text:p text:style-name="P1">Tecnología: postresSQL</text:p>
      <text:p text:style-name="P1">Usuario: admin</text:p>
      <text:p text:style-name="P1">Contraseña: L4OdiU&lt;dZ70)</text:p>
      <text:p text:style-name="P1"/>
      <text:h text:style-name="P3" text:outline-level="1">B<text:span text:style-name="T1">ackend – Strapi</text:span></text:h>
      <text:p text:style-name="P2">Usuario: <text:a xlink:type="simple" xlink:href="mailto:albertimg03@gmail.com" text:style-name="Internet_20_link" text:visited-style-name="Visited_20_Internet_20_Link">albertimg03@gmail.com</text:a></text:p>
      <text:p text:style-name="P2">Contraseña: 3pT9J*mK-}7x</text:p>
      <text:p text:style-name="P2"/>
      <text:h text:style-name="P4" text:outline-level="1">Librería de iconos</text:h>
      <text:p text:style-name="P6"><text:a xlink:type="simple" xlink:href="https://tabler.io/icons" text:style-name="Internet_20_link" text:visited-style-name="Visited_20_Internet_20_Link">https://tabler.io/icons</text:a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52:18.686713074</meta:creation-date>
    <dc:date>2024-08-19T03:13:24.701199170</dc:date>
    <meta:editing-duration>PT11H40M57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0" meta:word-count="21" meta:character-count="210" meta:non-whitespace-character-count="198"/>
  </office:meta>
</office:document-meta>
</file>